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Linux tmpfs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tmpfs </text:span><text:span text:style-name="T2">intro</text:span></text:p>
          </draw:text-box>
        </draw:frame>
        <draw:frame presentation:style-name="pr4" draw:text-style-name="P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tmpfs </text:span><text:span text:style-name="T2">is a linux filesystem that stores all of your files in RAM.</text:span></text:p>
              </text:list-item>
              <text:list-item>
                <text:p><text:span text:style-name="T2">Available in all recent linux versions.</text:span></text:p>
              </text:list-item>
              <text:list-item>
                <text:p><text:span text:style-name="T2">Is used by some distributions by default for some folders (/tmp, /dev, /var/run, /run).</text:span></text:p>
              </text:list-item>
              <text:list-item>
                <text:p><text:span text:style-name="T2">You can mount your own folders as </text:span><text:span text:style-name="T1">tmpfs, </text:span><text:span text:style-name="T2">but need root or </text:span><text:span text:style-name="T1">CAP_SYS_ADMIN </text:span><text:span text:style-name="T2">to do so.</text:span></text:p>
              </text:list-item>
              <text:list-item>
                <text:p><text:span text:style-name="T2">Or you can just have a per-prepared </text:span><text:span text:style-name="T1">tmpfs</text:span><text:span text:style-name="T2"> already defined in </text:span><text:span text:style-name="T1">/etc/fstab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mpfs</text:span> <text:span text:style-name="T1">read(2)</text:span> performanc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1">tmpfs</text:span><text:span text:style-name="T2"> offers some performance benefits for </text:span><text:span text:style-name="T1">read</text:span><text:span text:style-name="T2"> and </text:span><text:span text:style-name="T1">write</text:span><text:span text:style-name="T2"> operations.</text:span></text:p>
              </text:list-item>
              <text:list-item>
                <text:p><text:span text:style-name="T2">Actually the </text:span><text:span text:style-name="T1">read</text:span><text:span text:style-name="T2"> difference between </text:span><text:span text:style-name="T1">tmpfs</text:span><text:span text:style-name="T2"> and regular file system is not that great and is centered around the </text:span><text:span text:style-name="T3">first</text:span><text:span text:style-name="T2"> time you </text:span><text:span text:style-name="T1">read</text:span><text:span text:style-name="T2"> a certain area of a file.</text:span></text:p>
              </text:list-item>
              <text:list-item>
                <text:p><text:span text:style-name="T2">In </text:span><text:span text:style-name="T1">tmpfs</text:span><text:span text:style-name="T2"> this, and all subsequent reads, will be a </text:span><text:span text:style-name="T1">memcpy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mpfs</text:span> read performance (cont)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In a regular disk based file system the first <text:span text:style-name="T1">read</text:span> will be slow while subsequent reads will probably be from the OS page cache and so will resolve to <text:span text:style-name="T1">memcpy</text:span>.</text:p>
              </text:list-item>
              <text:list-item>
                <text:p>But in <text:span text:style-name="T1">tmpfs</text:span> you are guaranteed to get <text:span text:style-name="T1">memcpy</text:span> performance on both first and all subsequent reads.</text:p>
              </text:list-item>
              <text:list-item>
                <text:p>And you can control the maximum size of your <text:span text:style-name="T1">tmpfs</text:span> file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mpfs</text:span> write performanc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Write performance in <text:span text:style-name="T1">tmpfs</text:span> is always just a <text:span text:style-name="T1">memcpy</text:span> to the kernel (if you have enough space that is...)</text:p>
              </text:list-item>
              <text:list-item>
                <text:p>And you don't apply any pressure on any real disk file system that you have running in parallel and used by other programs.</text:p>
              </text:list-item>
              <text:list-item>
                <text:p>But the downside is that you data never reaches any persistent storag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mpfs</text:span> disadvantage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When your system crashes (power failure, OS bug, hardware failure, whatever) you lose your <text:span text:style-name="T1">tmpfs</text:span> data.</text:p>
              </text:list-item>
              <text:list-item>
                <text:p>This is unlike disk based file systems where you can guarantee your data will be there by calling <text:span text:style-name="T1">fsync, fdatasync, sync, sync_file_range.</text:span></text:p>
              </text:list-item>
              <text:list-item>
                <text:p><text:span text:style-name="T1">tmpfs </text:span><text:span text:style-name="T2">also lacks some advanced file system features (compression and others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n should you use <text:span text:style-name="T1">tmpfs</text:span>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2">You should use </text:span><text:span text:style-name="T1">tmpfs</text:span><text:span text:style-name="T2"> for faster access to data which is not critical.</text:span></text:p>
              </text:list-item>
              <text:list-item>
                <text:p><text:span text:style-name="T2">Much like a memory cache.</text:span></text:p>
              </text:list-item>
              <text:list-item>
                <text:p><text:span text:style-name="T2">Actually it's better to use some in process memory cache which will be more effective because accessing it does not require system calls.</text:span></text:p>
              </text:list-item>
              <text:list-item>
                <text:p><text:span text:style-name="T2">On the other hand you could </text:span><text:span text:style-name="T1">mmap tmpfs</text:span><text:span text:style-name="T2"> fil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<text:span text:style-name="T1">tmpf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First make a folder:</text:p>
                <text:p><text:span text:style-name="T1">mkdir -p /mnt/tmp</text:span></text:p>
              </text:list-item>
              <text:list-item>
                <text:p><text:span text:style-name="T2">Then mount it:</text:span></text:p>
                <text:p><text:span text:style-name="T1">mount -t tmpfs -o size=20m tmpfs /mnt/tm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<text:a xlink:href="http://www.thegeekstuff.com/2008/11/overview-of-ramfs-and-tmpfs-on-linux/">http://www.thegeekstuff.com/2008/11/overview-of-ramfs-and-tmpfs-on-linux/</text:a></text:span></text:p>
              </text:list-item>
              <text:list-item>
                <text:p><text:span text:style-name="T1"><text:a xlink:href="http://www.linux-mag.com/id/7689/">http://www.linux-mag.com/id/7689/</text:a></text:span></text:p>
              </text:list-item>
              <text:list-item>
                <text:p><text:span text:style-name="T1"><text:a xlink:href="http://en.wikipedia.org/wiki/Tmpfs">http://en.wikipedia.org/wiki/Tmpfs</text:a></text:span></text:p>
              </text:list-item>
              <text:list-item>
                <text:p><text:span text:style-name="T1"><text:a xlink:href="http://www.ibm.com/developerworks/library/l-fs3/index.html">http://www.ibm.com/developerworks/library/l-fs3/index.html</text:a></text:span></text:p>
              </text:list-item>
              <text:list-item>
                <text:p><text:span text:style-name="T1"><text:a xlink:href="http://fixunix.com/linux/1717-tmpfs-swap.html">http://fixunix.com/linux/1717-tmpfs-swap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30T18:58:19</meta:creation-date>
    <meta:editing-duration>PT2H12M39S</meta:editing-duration>
    <meta:editing-cycles>14</meta:editing-cycles>
    <dc:date>2013-02-06T15:51:24</dc:date>
    <meta:generator>LibreOffice/3.6$Linux_x86 LibreOffice_project/360m1$Build-2</meta:generator>
    <meta:document-statistic meta:object-count="56"/>
  </office:meta>
</office:document-meta>
</file>